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B148E95D896EF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034cm"/>
        </style:tab-stops>
      </style:paragraph-properties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cm" svg:height="9.562cm" draw:z-index="0"><draw:image xlink:href="Pictures/1000000000000780000004386B148E95D896EF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6T13:53:37.465000000</meta:creation-date>
    <dc:date>2023-11-06T19:36:20.451000000</dc:date>
    <meta:editing-duration>PT5H29M48S</meta:editing-duration>
    <meta:editing-cycles>2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